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string">
            <text:p>neut</text:p>
          </table:table-cell>
          <table:table-cell/>
          <table:table-cell table:style-name="Default" office:value-type="string">
            <text:p>cation</text:p>
          </table:table-cell>
          <table:table-cell/>
          <table:table-cell table:style-name="Default" office:value-type="string">
            <text:p>anion</text:p>
          </table:table-cell>
          <table:table-cell table:style-name="Default"/>
          <table:table-cell table:style-name="Default" office:value-type="string">
            <text:p>smallmol</text:p>
          </table:table-cell>
        </table:table-row>
        <table:table-row table:style-name="ro2">
          <table:table-cell office:value-type="string">
            <text:p>C3:</text:p>
          </table:table-cell>
          <table:table-cell office:value-type="float" office:value="12.9894229985">
            <text:p>12.99</text:p>
          </table:table-cell>
          <table:table-cell office:value-type="string">
            <text:p>C3:</text:p>
          </table:table-cell>
          <table:table-cell office:value-type="float" office:value="17.0085954809">
            <text:p>17.01</text:p>
          </table:table-cell>
          <table:table-cell office:value-type="string">
            <text:p>C3:</text:p>
          </table:table-cell>
          <table:table-cell office:value-type="float" office:value="16.1155799398">
            <text:p>16.12</text:p>
          </table:table-cell>
          <table:table-cell office:value-type="string">
            <text:p>C3:</text:p>
          </table:table-cell>
          <table:table-cell office:value-type="float" office:value="12.4369338163">
            <text:p>12.44</text:p>
          </table:table-cell>
        </table:table-row>
        <table:table-row table:style-name="ro2">
          <table:table-cell office:value-type="string">
            <text:p>C2:</text:p>
          </table:table-cell>
          <table:table-cell office:value-type="float" office:value="18.5626336268">
            <text:p>18.56</text:p>
          </table:table-cell>
          <table:table-cell office:value-type="string">
            <text:p>C2:</text:p>
          </table:table-cell>
          <table:table-cell office:value-type="float" office:value="4.54155838144">
            <text:p>4.54</text:p>
          </table:table-cell>
          <table:table-cell office:value-type="string">
            <text:p>C2:</text:p>
          </table:table-cell>
          <table:table-cell office:value-type="float" office:value="4.54155838158">
            <text:p>4.54</text:p>
          </table:table-cell>
          <table:table-cell office:value-type="string">
            <text:p>C2:</text:p>
          </table:table-cell>
          <table:table-cell office:value-type="float" office:value="9.54155838144">
            <text:p>9.54</text:p>
          </table:table-cell>
        </table:table-row>
        <table:table-row table:style-name="ro2">
          <table:table-cell office:value-type="string">
            <text:p>H1:</text:p>
          </table:table-cell>
          <table:table-cell office:value-type="float" office:value="0.001">
            <text:p>0.00</text:p>
          </table:table-cell>
          <table:table-cell office:value-type="string">
            <text:p>H1:</text:p>
          </table:table-cell>
          <table:table-cell office:value-type="float" office:value="0.001">
            <text:p>0.00</text:p>
          </table:table-cell>
          <table:table-cell office:value-type="string">
            <text:p>H1:</text:p>
          </table:table-cell>
          <table:table-cell office:value-type="float" office:value="0.001">
            <text:p>0.00</text:p>
          </table:table-cell>
          <table:table-cell office:value-type="string">
            <text:p>H1:</text:p>
          </table:table-cell>
          <table:table-cell office:value-type="float" office:value="0.001">
            <text:p>0.00</text:p>
          </table:table-cell>
        </table:table-row>
        <table:table-row table:style-name="ro2">
          <table:table-cell office:value-type="string">
            <text:p>Si4:</text:p>
          </table:table-cell>
          <table:table-cell office:value-type="float" office:value="17.6940511761">
            <text:p>17.69</text:p>
          </table:table-cell>
          <table:table-cell office:value-type="string">
            <text:p>Si4:</text:p>
          </table:table-cell>
          <table:table-cell office:value-type="float" office:value="17.6940463322">
            <text:p>17.69</text:p>
          </table:table-cell>
          <table:table-cell office:value-type="string">
            <text:p>Si4:</text:p>
          </table:table-cell>
          <table:table-cell office:value-type="float" office:value="17.6940482621">
            <text:p>17.69</text:p>
          </table:table-cell>
          <table:table-cell office:value-type="string">
            <text:p>Si4:</text:p>
          </table:table-cell>
          <table:table-cell office:value-type="float" office:value="22.6940410375">
            <text:p>22.69</text:p>
          </table:table-cell>
        </table:table-row>
        <table:table-row table:style-name="ro2">
          <table:table-cell office:value-type="string">
            <text:p>C4:</text:p>
          </table:table-cell>
          <table:table-cell office:value-type="float" office:value="7.91012817988">
            <text:p>7.91</text:p>
          </table:table-cell>
          <table:table-cell office:value-type="string">
            <text:p>C4:</text:p>
          </table:table-cell>
          <table:table-cell office:value-type="float" office:value="7.91012807385">
            <text:p>7.91</text:p>
          </table:table-cell>
          <table:table-cell office:value-type="string">
            <text:p>C4:</text:p>
          </table:table-cell>
          <table:table-cell office:value-type="float" office:value="7.91012808394">
            <text:p>7.91</text:p>
          </table:table-cell>
          <table:table-cell office:value-type="string">
            <text:p>C4:</text:p>
          </table:table-cell>
          <table:table-cell office:value-type="float" office:value="12.9101274046">
            <text:p>12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5:31:01</meta:creation-date>
    <dc:date>2013-09-12T17:35:01</dc:date>
    <meta:editing-duration>PT1H59M50S</meta:editing-duration>
    <meta:editing-cycles>1</meta:editing-cycles>
    <meta:document-statistic meta:table-count="1" meta:cell-count="44" meta:object-count="0"/>
    <meta:generator>LibreOffice/3.6$MacOSX_x86 LibreOffice_project/e29a214-2bbed72-0621de6-a97528c-8f066d</meta:generator>
  </office:meta>
</office:document-meta>
</file>